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testSplitWeightTransfer_LU_On_NoPI</text:p>
          </table:table-cell>
          <table:covered-table-cell table:number-columns-repeated="2" table:style-name="ce4"/>
          <table:table-cell table:style-name="ce4" table:number-columns-repeated="1021"/>
        </table:table-row>
        <table:table-row table:style-name="ro2">
          <table:table-cell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A5]-[.B5]-[.C5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5]/[.E5]" office:value-type="float" office:value="0.0588235294117647">
            <text:p>0,0588235294</text:p>
          </table:table-cell>
          <table:table-cell table:formula="of:=[.D5]*[.G5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5]+[.I5]" office:value-type="float" office:value="4.88235294117647">
            <text:p>4,8823529412</text:p>
          </table:table-cell>
          <table:table-cell table:number-columns-repeated="101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A6]-[.B6]-[.C6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6]/[.E6]" office:value-type="float" office:value="0.941176470588235">
            <text:p>0,9411764706</text:p>
          </table:table-cell>
          <table:table-cell table:formula="of:=[.D6]*[.G6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6]+[.I6]" office:value-type="float" office:value="70.1176470588235">
            <text:p>70,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off 20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 after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2" table:formula="of:=[.C10]/[.B10]*[.A10]" office:value-type="float" office:value="50.4705882352941">
            <text:p>50,470588235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14]+[.C14]+[.D14]" office:value-type="float" office:value="80.4705882352941">
            <text:p>80,470588235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10]" office:value-type="float" office:value="50.4705882352941">
            <text:p>50,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14]/[.E14]" office:value-type="float" office:value="0.0769230769230769">
            <text:p>0,0769230769</text:p>
          </table:table-cell>
          <table:table-cell table:formula="of:=[.D14]*[.G14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14]+[.I14]" office:value-type="float" office:value="4.88235294117647">
            <text:p>4,8823529412</text:p>
          </table:table-cell>
          <table:table-cell table:number-columns-repeated="1014"/>
        </table:table-row>
        <table:table-row table:style-name="ro1">
          <table:table-cell table:formula="of:=[.B15]+[.C15]+[.D15]" office:value-type="float" office:value="80.4705882352941">
            <text:p>80,470588235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10]" office:value-type="float" office:value="50.4705882352941">
            <text:p>50,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15]/[.E15]" office:value-type="float" office:value="0.923076923076923">
            <text:p>0,9230769231</text:p>
          </table:table-cell>
          <table:table-cell table:formula="of:=[.D15]*[.G15]" office:value-type="float" office:value="46.5882352941176">
            <text:p>46,5882352941</text:p>
          </table:table-cell>
          <table:table-cell office:value-type="float" office:value="6">
            <text:p>6</text:p>
          </table:table-cell>
          <table:table-cell table:formula="of:=[.H15]+[.I15]" office:value-type="float" office:value="52.5882352941177">
            <text:p>52,588235294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4" table:number-rows-spanned="1">
            <text:p>testSplitWeightTransfer_LU_On_Another_SameType_LU_2TU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A20]-[.B20]-[.C20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20]/[.E20]" office:value-type="float" office:value="0.0588235294117647">
            <text:p>0,0588235294</text:p>
          </table:table-cell>
          <table:table-cell table:formula="of:=[.D20]*[.G20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20]+[.I20]" office:value-type="float" office:value="4.88235294117647">
            <text:p>4,8823529412</text:p>
          </table:table-cell>
          <table:table-cell table:number-columns-repeated="101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A21]-[.B21]-[.C21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21]/[.E21]" office:value-type="float" office:value="0.941176470588235">
            <text:p>0,9411764706</text:p>
          </table:table-cell>
          <table:table-cell table:formula="of:=[.D21]*[.G21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21]+[.I21]" office:value-type="float" office:value="70.1176470588235">
            <text:p>70,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off 20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 destination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2" table:formula="of:=[.C25]/[.B25]*[.A25]" office:value-type="float" office:value="15.5294117647059">
            <text:p>15,529411764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destination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29]+[.C29]+[.D29]" office:value-type="float" office:value="45.5294117647059">
            <text:p>45,529411764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25]" office:value-type="float" office:value="15.5294117647059">
            <text:p>15,529411764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F29]/[.E29]" office:value-type="float" office:value="0.5">
            <text:p>0,5</text:p>
          </table:table-cell>
          <table:table-cell table:formula="of:=[.D29]*[.G29]" office:value-type="float" office:value="7.76470588235294">
            <text:p>7,7647058824</text:p>
          </table:table-cell>
          <table:table-cell office:value-type="float" office:value="1">
            <text:p>1</text:p>
          </table:table-cell>
          <table:table-cell table:formula="of:=[.H29]+[.I29]" office:value-type="float" office:value="8.76470588235294">
            <text:p>8,7647058824</text:p>
          </table:table-cell>
          <table:table-cell table:number-columns-repeated="1014"/>
        </table:table-row>
        <table:table-row table:style-name="ro1">
          <table:table-cell table:formula="of:=[.B30]+[.C30]+[.D30]" office:value-type="float" office:value="45.5294117647059">
            <text:p>45,529411764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25]" office:value-type="float" office:value="15.5294117647059">
            <text:p>15,529411764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F30]/[.E30]" office:value-type="float" office:value="0.5">
            <text:p>0,5</text:p>
          </table:table-cell>
          <table:table-cell table:formula="of:=[.D30]*[.G30]" office:value-type="float" office:value="7.76470588235294">
            <text:p>7,7647058824</text:p>
          </table:table-cell>
          <table:table-cell office:value-type="float" office:value="1">
            <text:p>1</text:p>
          </table:table-cell>
          <table:table-cell table:formula="of:=[.H30]+[.I30]" office:value-type="float" office:value="8.76470588235294">
            <text:p>8,76470588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4" table:number-rows-spanned="1">
            <text:p>testSplitWeightTransfer_LU_On_Another_SameType_LU_3TU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A35]-[.B35]-[.C35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35]/[.E35]" office:value-type="float" office:value="0.0588235294117647">
            <text:p>0,0588235294</text:p>
          </table:table-cell>
          <table:table-cell table:formula="of:=[.D35]*[.G35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35]+[.I35]" office:value-type="float" office:value="4.88235294117647">
            <text:p>4,8823529412</text:p>
          </table:table-cell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A36]-[.B36]-[.C36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36]/[.E36]" office:value-type="float" office:value="0.941176470588235">
            <text:p>0,9411764706</text:p>
          </table:table-cell>
          <table:table-cell table:formula="of:=[.D36]*[.G36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36]+[.I36]" office:value-type="float" office:value="70.1176470588235">
            <text:p>70,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off 30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style-name="ce2" table:formula="of:=[.C40]/[.B40]*[.A40]" office:value-type="float" office:value="23.2941176470588">
            <text:p>23,2941176471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style-name="ce2" table:formula="of:=[.C41]/[.B41]*[.A41]" office:value-type="float" office:value="42.7058823529412">
            <text:p>42,7058823529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45]+[.C45]+[.D45]+[.I47]" office:value-type="float" office:value="83.7058823529412">
            <text:p>83,705882352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D41]" office:value-type="float" office:value="42.7058823529412">
            <text:p>42,7058823529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formula="of:=[.F45]/[.E45]" office:value-type="float" office:value="0.0909090909090909">
            <text:p>0,0909090909</text:p>
          </table:table-cell>
          <table:table-cell table:formula="of:=[.D45]*[.G45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45]+[.I45]" office:value-type="float" office:value="4.88235294117647">
            <text:p>4,8823529412</text:p>
          </table:table-cell>
          <table:table-cell table:number-columns-repeated="1014"/>
        </table:table-row>
        <table:table-row table:style-name="ro1">
          <table:table-cell table:formula="of:=[.B46]+[.C46]+[.D46]+[.I47]" office:value-type="float" office:value="83.7058823529412">
            <text:p>83,705882352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D41]" office:value-type="float" office:value="42.7058823529412">
            <text:p>42,7058823529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formula="of:=[.F46]/[.E46]" office:value-type="float" office:value="0.909090909090909">
            <text:p>0,9090909091</text:p>
          </table:table-cell>
          <table:table-cell table:formula="of:=[.D46]*[.G46]" office:value-type="float" office:value="38.8235294117647">
            <text:p>38,8235294118</text:p>
          </table:table-cell>
          <table:table-cell office:value-type="float" office:value="5">
            <text:p>5</text:p>
          </table:table-cell>
          <table:table-cell table:formula="of:=[.H46]+[.I46]" office:value-type="float" office:value="43.8235294117647">
            <text:p>43,8235294118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SUM([.I45:.I46])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plit destination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50]+[.C50]+[.D50]+[.I52]" office:value-type="float" office:value="56.2941176470588">
            <text:p>56,294117647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40]" office:value-type="float" office:value="23.2941176470588">
            <text:p>23,294117647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[.F50]/[.E50]" office:value-type="float" office:value="0.333333333333333">
            <text:p>0,3333333333</text:p>
          </table:table-cell>
          <table:table-cell table:formula="of:=[.D50]*[.G50]" office:value-type="float" office:value="7.76470588235294">
            <text:p>7,7647058824</text:p>
          </table:table-cell>
          <table:table-cell office:value-type="float" office:value="1">
            <text:p>1</text:p>
          </table:table-cell>
          <table:table-cell table:formula="of:=[.H50]+[.I50]" office:value-type="float" office:value="8.76470588235294">
            <text:p>8,7647058824</text:p>
          </table:table-cell>
          <table:table-cell table:number-columns-repeated="1014"/>
        </table:table-row>
        <table:table-row table:style-name="ro2">
          <table:table-cell table:formula="of:=[.B51]+[.C51]+[.D51]+[.I52]" office:value-type="float" office:value="56.2941176470588">
            <text:p>56,294117647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40]" office:value-type="float" office:value="23.2941176470588">
            <text:p>23,294117647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[.F51]/[.E51]" office:value-type="float" office:value="0.666666666666667">
            <text:p>0,6666666667</text:p>
          </table:table-cell>
          <table:table-cell table:formula="of:=[.D51]*[.G51]" office:value-type="float" office:value="15.5294117647059">
            <text:p>15,5294117647</text:p>
          </table:table-cell>
          <table:table-cell office:value-type="float" office:value="2">
            <text:p>2</text:p>
          </table:table-cell>
          <table:table-cell table:formula="of:=[.H51]+[.I51]" office:value-type="float" office:value="17.5294117647059">
            <text:p>17,5294117647</text:p>
          </table:table-cell>
          <table:table-cell office:value-type="string">
            <text:p>actually this is also split in two by the system, but that doesn'T really matter now. The sum is correct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SUM([.I50:.I51]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estSplitWeightTransfer_LU_On_NoPI_1TU_7CU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56]-[.B56]-[.C56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56]/[.E56]" office:value-type="float" office:value="0.0588235294117647">
            <text:p>0,0588235294</text:p>
          </table:table-cell>
          <table:table-cell table:formula="of:=[.D56]*[.G56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56]+[.I56]" office:value-type="float" office:value="4.88235294117647">
            <text:p>4,8823529412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57]-[.B57]-[.C57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57]/[.E57]" office:value-type="float" office:value="0.941176470588235">
            <text:p>0,9411764706</text:p>
          </table:table-cell>
          <table:table-cell table:formula="of:=[.D57]*[.G57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57]+[.I57]" office:value-type="float" office:value="70.1176470588235">
            <text:p>70,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off 7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table:style-name="ce2" table:formula="of:=[.C61]/[.B61]*[.A61]" office:value-type="float" office:value="60.5647058823529">
            <text:p>60,5647058824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table:style-name="ce2" table:formula="of:=[.C62]/[.B62]*[.A62]" office:value-type="float" office:value="5.43529411764706">
            <text:p>5,4352941176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66]+[.C66]+[.D66]+[.I68]" office:value-type="float" office:value="94.5647058823529">
            <text:p>94,56470588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61]" office:value-type="float" office:value="60.5647058823529">
            <text:p>60,5647058824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table:formula="of:=[.F66]/[.E66]" office:value-type="float" office:value="0.102564102564103">
            <text:p>0,1025641026</text:p>
          </table:table-cell>
          <table:table-cell table:formula="of:=[.D66]*[.G66]" office:value-type="float" office:value="6.21176470588235">
            <text:p>6,2117647059</text:p>
          </table:table-cell>
          <table:table-cell office:value-type="float" office:value="1">
            <text:p>1</text:p>
          </table:table-cell>
          <table:table-cell table:formula="of:=[.H66]+[.I66]" office:value-type="float" office:value="7.21176470588235">
            <text:p>7,2117647059</text:p>
          </table:table-cell>
          <table:table-cell table:number-columns-repeated="1014"/>
        </table:table-row>
        <table:table-row table:style-name="ro1">
          <table:table-cell table:formula="of:=[.B67]+[.C67]+[.D67]+[.I68]" office:value-type="float" office:value="94.5647058823529">
            <text:p>94,56470588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61]" office:value-type="float" office:value="60.5647058823529">
            <text:p>60,5647058824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table:formula="of:=[.F67]/[.E67]" office:value-type="float" office:value="0.897435897435897">
            <text:p>0,8974358974</text:p>
          </table:table-cell>
          <table:table-cell table:formula="of:=[.D67]*[.G67]" office:value-type="float" office:value="54.3529411764706">
            <text:p>54,3529411765</text:p>
          </table:table-cell>
          <table:table-cell office:value-type="float" office:value="7">
            <text:p>7</text:p>
          </table:table-cell>
          <table:table-cell table:formula="of:=[.H67]+[.I67]" office:value-type="float" office:value="61.3529411764706">
            <text:p>61,3529411765</text:p>
          </table:table-cell>
          <table:table-cell table:number-columns-repeated="1014"/>
        </table:table-row>
        <table:table-row table:style-name="ro1">
          <table:table-cell/>
          <table:table-cell table:formula="of:=[.B66]+[.C66]+[.I68]" office:value-type="float" office:value="34">
            <text:p>34</text:p>
          </table:table-cell>
          <table:table-cell table:number-columns-repeated="6"/>
          <table:table-cell table:formula="of:=SUM([.I66:.I67])"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4" table:number-rows-spanned="1">
            <text:p>testSplitWeightTransfer_LU_On_Another_SameType_LU_1TU_7CU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73]-[.B73]-[.C73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73]/[.E73]" office:value-type="float" office:value="0.0588235294117647">
            <text:p>0,0588235294</text:p>
          </table:table-cell>
          <table:table-cell table:formula="of:=[.D73]*[.G73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73]+[.I73]" office:value-type="float" office:value="4.88235294117647">
            <text:p>4,8823529412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74]-[.B74]-[.C74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74]/[.E74]" office:value-type="float" office:value="0.941176470588235">
            <text:p>0,9411764706</text:p>
          </table:table-cell>
          <table:table-cell table:formula="of:=[.D74]*[.G74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74]+[.I74]" office:value-type="float" office:value="70.1176470588235">
            <text:p>70,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destination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78]+[.C78]+[.D78]+[.I79]" office:value-type="float" office:value="31.4352941176471">
            <text:p>31,435294117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62]" office:value-type="float" office:value="5.43529411764706">
            <text:p>5,4352941176</text:p>
          </table:table-cell>
          <table:table-cell table:number-columns-repeated="2" office:value-type="float" office:value="7">
            <text:p>7</text:p>
          </table:table-cell>
          <table:table-cell table:formula="of:=[.F78]/[.E78]" office:value-type="float" office:value="1">
            <text:p>1</text:p>
          </table:table-cell>
          <table:table-cell table:formula="of:=[.D78]*[.G78]" office:value-type="float" office:value="5.43529411764706">
            <text:p>5,4352941176</text:p>
          </table:table-cell>
          <table:table-cell office:value-type="float" office:value="1">
            <text:p>1</text:p>
          </table:table-cell>
          <table:table-cell table:formula="of:=[.H78]+[.I78]" office:value-type="float" office:value="6.43529411764706">
            <text:p>6,435294117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SUM([.I78:.I78]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estSplitWeightTransfer_LU_On_2_SameType_LU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83]-[.B83]-[.C83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83]/[.E83]" office:value-type="float" office:value="0.0588235294117647">
            <text:p>0,0588235294</text:p>
          </table:table-cell>
          <table:table-cell table:formula="of:=[.D83]*[.G83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83]+[.I83]" office:value-type="float" office:value="4.88235294117647">
            <text:p>4,8823529412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84]-[.B84]-[.C84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84]/[.E84]" office:value-type="float" office:value="0.941176470588235">
            <text:p>0,9411764706</text:p>
          </table:table-cell>
          <table:table-cell table:formula="of:=[.D84]*[.G84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84]+[.I84]" office:value-type="float" office:value="70.1176470588235">
            <text:p>70,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off 20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2" table:formula="of:=[.C88]/[.B88]*[.A88]" office:value-type="float" office:value="50.4705882352941">
            <text:p>50,4705882353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2" table:formula="of:=[.C89]/[.B89]*[.A89]" office:value-type="float" office:value="15.5294117647059">
            <text:p>15,5294117647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93]+[.C93]+[.D93]+[.I95]" office:value-type="float" office:value="83.4705882352941">
            <text:p>83,470588235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88]" office:value-type="float" office:value="50.4705882352941">
            <text:p>50,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93]/[.E93]" office:value-type="float" office:value="0.0769230769230769">
            <text:p>0,0769230769</text:p>
          </table:table-cell>
          <table:table-cell table:formula="of:=[.D93]*[.G93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93]+[.I93]" office:value-type="float" office:value="4.88235294117647">
            <text:p>4,8823529412</text:p>
          </table:table-cell>
          <table:table-cell table:number-columns-repeated="1014"/>
        </table:table-row>
        <table:table-row table:style-name="ro1">
          <table:table-cell table:formula="of:=[.B94]+[.C94]+[.D94]+[.I95]" office:value-type="float" office:value="83.4705882352941">
            <text:p>83,470588235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88]" office:value-type="float" office:value="50.4705882352941">
            <text:p>50,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94]/[.E94]" office:value-type="float" office:value="0.923076923076923">
            <text:p>0,9230769231</text:p>
          </table:table-cell>
          <table:table-cell table:formula="of:=[.D94]*[.G94]" office:value-type="float" office:value="46.5882352941176">
            <text:p>46,5882352941</text:p>
          </table:table-cell>
          <table:table-cell office:value-type="float" office:value="6">
            <text:p>6</text:p>
          </table:table-cell>
          <table:table-cell table:formula="of:=[.H94]+[.I94]" office:value-type="float" office:value="52.5882352941177">
            <text:p>52,5882352941</text:p>
          </table:table-cell>
          <table:table-cell table:number-columns-repeated="1014"/>
        </table:table-row>
        <table:table-row table:style-name="ro1">
          <table:table-cell/>
          <table:table-cell table:formula="of:=[.B93]+[.C93]+[.I95]" office:value-type="float" office:value="33">
            <text:p>33</text:p>
          </table:table-cell>
          <table:table-cell table:number-columns-repeated="6"/>
          <table:table-cell table:formula="of:=SUM([.I93:.I94])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estSplitWeightTransfer_LU_On_NoPI_3TU_5CU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99]-[.B99]-[.C99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99]/[.E99]" office:value-type="float" office:value="0.0588235294117647">
            <text:p>0,0588235294</text:p>
          </table:table-cell>
          <table:table-cell table:formula="of:=[.D99]*[.G99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99]+[.I99]" office:value-type="float" office:value="4.88235294117647">
            <text:p>4,8823529412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00]-[.B100]-[.C100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100]/[.E100]" office:value-type="float" office:value="0.941176470588235">
            <text:p>0,9411764706</text:p>
          </table:table-cell>
          <table:table-cell table:formula="of:=[.D100]*[.G100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100]+[.I100]" office:value-type="float" office:value="70.1176470588235">
            <text:p>70,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off 15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table:style-name="ce2" table:formula="of:=[.C104]/[.B104]*[.A104]" office:value-type="float" office:value="11.6470588235294">
            <text:p>11,6470588235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style-name="ce2" table:formula="of:=[.C105]/[.B105]*[.A105]" office:value-type="float" office:value="54.3529411764706">
            <text:p>54,3529411765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109]+[.C109]+[.D109]+[.I111]" office:value-type="float" office:value="87.3529411764706">
            <text:p>87,352941176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105]" office:value-type="float" office:value="54.3529411764706">
            <text:p>54,352941176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F109]/[.E109]" office:value-type="float" office:value="0">
            <text:p>0</text:p>
          </table:table-cell>
          <table:table-cell table:formula="of:=[.D109]*[.G10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109]+[.I10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B110]+[.C110]+[.D110]+[.I111]" office:value-type="float" office:value="87.3529411764706">
            <text:p>87,352941176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105]" office:value-type="float" office:value="54.3529411764706">
            <text:p>54,3529411765</text:p>
          </table:table-cell>
          <table:table-cell table:number-columns-repeated="2" office:value-type="float" office:value="70">
            <text:p>70</text:p>
          </table:table-cell>
          <table:table-cell table:formula="of:=[.F110]/[.E110]" office:value-type="float" office:value="1">
            <text:p>1</text:p>
          </table:table-cell>
          <table:table-cell table:formula="of:=[.D110]*[.G110]" office:value-type="float" office:value="54.3529411764706">
            <text:p>54,3529411765</text:p>
          </table:table-cell>
          <table:table-cell office:value-type="float" office:value="7">
            <text:p>7</text:p>
          </table:table-cell>
          <table:table-cell table:formula="of:=[.H110]+[.I110]" office:value-type="float" office:value="61.3529411764706">
            <text:p>61,3529411765</text:p>
          </table:table-cell>
          <table:table-cell table:number-columns-repeated="1014"/>
        </table:table-row>
        <table:table-row table:style-name="ro1">
          <table:table-cell/>
          <table:table-cell table:formula="of:=[.B109]+[.C109]+[.I111]" office:value-type="float" office:value="33">
            <text:p>33</text:p>
          </table:table-cell>
          <table:table-cell table:number-columns-repeated="6"/>
          <table:table-cell table:formula="of:=SUM([.I109:.I110])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3" office:value-type="string" table:number-columns-spanned="4" table:number-rows-spanned="1">
            <text:p>testSplitWeightTransfer_LU_On_1LU_7TU_Different_PI_5CU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15]-[.B115]-[.C115]-[.I115]" office:value-type="float" office:value="52">
            <text:p>52</text:p>
          </table:table-cell>
          <table:table-cell table:number-columns-repeated="2" office:value-type="float" office:value="46">
            <text:p>46</text:p>
          </table:table-cell>
          <table:table-cell table:formula="of:=[.F115]/[.E115]" office:value-type="float" office:value="1">
            <text:p>1</text:p>
          </table:table-cell>
          <table:table-cell table:formula="of:=[.D115]*[.G115]" office:value-type="float" office:value="52">
            <text:p>52</text:p>
          </table:table-cell>
          <table:table-cell office:value-type="float" office:value="23">
            <text:p>23</text:p>
          </table:table-cell>
          <table:table-cell table:formula="of:=[.H115]+[.I115]" office:value-type="float" office:value="75">
            <text:p>7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off 35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</text:p>
          </table:table-cell>
          <table:table-cell table:number-columns-repeated="102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table:style-name="ce2" table:formula="of:=[.C119]/[.B119]*[.A119]" office:value-type="float" office:value="39.5652173913043">
            <text:p>39,5652173913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table:style-name="ce2" table:formula="of:=[.C120]/[.B120]*[.A120]" office:value-type="float" office:value="12.4347826086957">
            <text:p>12,4347826087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124]+[.C124]+[.D124]+[.I126]" office:value-type="float" office:value="44.4347826086957">
            <text:p>44,434782608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120]" office:value-type="float" office:value="12.4347826086957">
            <text:p>12,434782608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F124]/[.E124]" office:value-type="float" office:value="0.0909090909090909">
            <text:p>0,0909090909</text:p>
          </table:table-cell>
          <table:table-cell table:formula="of:=[.D124]*[.G124]" office:value-type="float" office:value="1.1304347826087">
            <text:p>1,1304347826</text:p>
          </table:table-cell>
          <table:table-cell office:value-type="float" office:value="1">
            <text:p>1</text:p>
          </table:table-cell>
          <table:table-cell table:formula="of:=[.H124]+[.I124]" office:value-type="float" office:value="2.1304347826087">
            <text:p>2,1304347826</text:p>
          </table:table-cell>
          <table:table-cell table:number-columns-repeated="1014"/>
        </table:table-row>
        <table:table-row table:style-name="ro1">
          <table:table-cell table:formula="of:=[.B125]+[.C125]+[.D125]+[.I126]" office:value-type="float" office:value="44.4347826086957">
            <text:p>44,434782608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120]" office:value-type="float" office:value="12.4347826086957">
            <text:p>12,434782608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F125]/[.E125]" office:value-type="float" office:value="0.909090909090909">
            <text:p>0,9090909091</text:p>
          </table:table-cell>
          <table:table-cell table:formula="of:=[.D125]*[.G125]" office:value-type="float" office:value="11.304347826087">
            <text:p>11,3043478261</text:p>
          </table:table-cell>
          <table:table-cell office:value-type="float" office:value="5">
            <text:p>5</text:p>
          </table:table-cell>
          <table:table-cell table:formula="of:=[.H125]+[.I125]" office:value-type="float" office:value="16.304347826087">
            <text:p>16,3043478261</text:p>
          </table:table-cell>
          <table:table-cell table:number-columns-repeated="1014"/>
        </table:table-row>
        <table:table-row table:style-name="ro1">
          <table:table-cell/>
          <table:table-cell table:formula="of:=[.B124]+[.C124]+[.I126]" office:value-type="float" office:value="32">
            <text:p>32</text:p>
          </table:table-cell>
          <table:table-cell table:number-columns-repeated="6"/>
          <table:table-cell table:formula="of:=SUM([.I124:.I125])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plit destination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130]+[.C130]+[.D130]+[.I132]" office:value-type="float" office:value="71.5652173913044">
            <text:p>71,565217391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19]" office:value-type="float" office:value="39.5652173913043">
            <text:p>39,5652173913</text:p>
          </table:table-cell>
          <table:table-cell table:number-columns-repeated="2" office:value-type="float" office:value="35">
            <text:p>35</text:p>
          </table:table-cell>
          <table:table-cell table:formula="of:=[.F130]/[.E130]" office:value-type="float" office:value="1">
            <text:p>1</text:p>
          </table:table-cell>
          <table:table-cell table:formula="of:=[.D130]*[.G130]" office:value-type="float" office:value="39.5652173913043">
            <text:p>39,5652173913</text:p>
          </table:table-cell>
          <table:table-cell office:value-type="float" office:value="7">
            <text:p>7</text:p>
          </table:table-cell>
          <table:table-cell table:formula="of:=[.H130]+[.I130]" office:value-type="float" office:value="46.5652173913044">
            <text:p>46,5652173913</text:p>
          </table:table-cell>
          <table:table-cell table:number-columns-repeated="1014"/>
        </table:table-row>
        <table:table-row table:style-name="ro1">
          <table:table-cell table:formula="of:=[.B131]+[.C131]+[.D131]+[.I132]" office:value-type="float" office:value="71.5652173913044">
            <text:p>71,565217391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19]" office:value-type="float" office:value="39.5652173913043">
            <text:p>39,56521739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F131]/[.E131]" office:value-type="float" office:value="0">
            <text:p>0</text:p>
          </table:table-cell>
          <table:table-cell table:formula="of:=[.D131]*[.G1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131]+[.I13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SUM([.I130:.I131])" office:value-type="float" office:value="7">
            <text:p>7</text:p>
          </table:table-cell>
          <table:table-cell table:number-columns-repeated="1015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24.01.2017</text:date>, <text:time>11:30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7:07:49.45</meta:creation-date>
    <dc:date>2017-01-24T11:30:41.61</dc:date>
    <meta:editing-duration>PT7M36S</meta:editing-duration>
    <meta:editing-cycles>1</meta:editing-cycles>
    <meta:document-statistic meta:table-count="3" meta:cell-count="652" meta:object-count="0"/>
    <meta:generator>OpenOffice.org/3.4.1$Win32 OpenOffice.org_project/341m1$Build-9593</meta:generator>
  </office:meta>
</office:document-meta>
</file>